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What's new in Rails 4.1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4-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pring application preloader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Keeps a server running constantly</text:p>
              </text:list-item>
              <text:list-item>
                <text:p>Hopefully auto-loads your files</text:p>
              </text:list-item>
              <text:list-item>
                <text:p>Yet another way for your dev environment to differ from produ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fig/secrets.yml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Standard place to keep secrets so they won't be checked into git</text:p>
              </text:list-item>
              <text:list-item>
                <text:p>Not added to .gitignore in 4.1.0 (!)</text:p>
              </text:list-item>
              <text:list-item>
                <text:p>No support for deploying this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on Pack Variant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Custom pages intended for different devices</text:p>
              </text:list-item>
              <text:list-item>
                <text:p>Examples are all about USER_AGENT</text:p>
              </text:list-item>
              <text:list-item>
                <text:p>Not much documentation</text:p>
              </text:list-item>
              <text:list-item>
                <text:p>Please don't use thi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on Mailer Preview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Looking at your emails</text:p>
              </text:list-item>
              <text:list-item>
                <text:p>Seems less efficient than a Capybara script for saving previews of all of them to di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ctive Record enum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Obviously a good t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essage Verifiers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Unsubscribe links</text:p>
              </text:list-item>
              <text:list-item>
                <text:p>Vulnerable to replay attacks, so use sparing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Module#concerning</text:p>
          </draw:text-box>
        </draw:frame>
        <draw:frame presentation:style-name="pr5" draw:layer="layout" svg:width="25.191cm" svg:height="12.183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SRF protection for .js requests</text:p>
          </draw:text-box>
        </draw:frame>
        <draw:frame presentation:style-name="pr5" draw:layer="layout" svg:width="25.191cm" svg:height="12.183cm" svg:x="1.399cm" svg:y="4.915cm" presentation:class="outline" presentation:user-transformed="true">
          <draw:text-box>
            <text:list text:style-name="L2">
              <text:list-item>
                <text:p>Protects against some obscure attacks</text:p>
              </text:list-item>
              <text:list-item>
                <text:p>You will need to provide tokens for AJ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oad schema instead of db:test:prepare</text:p>
          </draw:text-box>
        </draw:frame>
        <draw:frame presentation:style-name="pr5" draw:layer="layout" svg:width="25.191cm" svg:height="12.183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9DT11H12M37S</meta:editing-duration>
    <meta:editing-cycles>291</meta:editing-cycles>
    <dc:date>2014-04-21T22:48:25.069000000</dc:date>
    <meta:generator>LibreOffice/4.1.4.2$Windows_x86 LibreOffice_project/0a0440ccc0227ad9829de5f46be37cfb6edcf72</meta:generator>
    <meta:document-statistic meta:object-count="61"/>
  </office:meta>
</office:document-meta>
</file>